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double #70AD47" fo:border-bottom="thin solid #A9D08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86291666666667cm"/>
    </style:style>
    <style:style style:name="co15" style:family="table-column">
      <style:table-column-properties fo:break-before="auto" style:column-width="3.54541666666667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2.88395833333333cm"/>
    </style:style>
    <style:style style:name="co19" style:family="table-column">
      <style:table-column-properties fo:break-before="auto" style:column-width="2.98979166666667cm"/>
    </style:style>
    <style:style style:name="co20" style:family="table-column">
      <style:table-column-properties fo:break-before="auto" style:column-width="3.83645833333333cm" style:use-optimal-column-width="true"/>
    </style:style>
    <style:style style:name="co21" style:family="table-column">
      <style:table-column-properties fo:break-before="auto" style:column-width="3.43958333333333cm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3.095625cm"/>
    </style:style>
    <style:style style:name="co24" style:family="table-column">
      <style:table-column-properties fo:break-before="auto" style:column-width="3.12208333333333cm"/>
    </style:style>
    <style:style style:name="co25" style:family="table-column">
      <style:table-column-properties fo:break-before="auto" style:column-width="3.46604166666667cm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3.04270833333333cm"/>
    </style:style>
    <style:style style:name="co28" style:family="table-column">
      <style:table-column-properties fo:break-before="auto" style:column-width="2.96333333333333cm"/>
    </style:style>
    <style:style style:name="co29" style:family="table-column">
      <style:table-column-properties fo:break-before="auto" style:column-width="3.06916666666667cm"/>
    </style:style>
    <style:style style:name="co30" style:family="table-column">
      <style:table-column-properties fo:break-before="auto" style:column-width="3.4925cm"/>
    </style:style>
    <style:style style:name="co31" style:family="table-column">
      <style:table-column-properties fo:break-before="auto" style:column-width="3.91583333333333cm"/>
    </style:style>
    <style:style style:name="co32" style:family="table-column">
      <style:table-column-properties fo:break-before="auto" style:column-width="2.43416666666667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tal_fr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rr1</text:p>
          </table:table-cell>
          <table:table-cell office:value-type="float" office:value="1215.809524" table:style-name="ce1">
            <text:p>1215.809524</text:p>
          </table:table-cell>
          <table:table-cell office:value-type="float" office:value="2972.3333299999999" table:style-name="ce1">
            <text:p>2972.33333</text:p>
          </table:table-cell>
          <table:table-cell office:value-type="float" office:value="3554.416667" table:style-name="ce1">
            <text:p>3554.416667</text:p>
          </table:table-cell>
          <table:table-cell office:value-type="float" office:value="3041.2669999999998" table:style-name="ce1">
            <text:p>3041.267</text:p>
          </table:table-cell>
          <table:table-cell office:value-type="float" office:value="3063.0709999999999" table:style-name="ce1">
            <text:p>3063.071</text:p>
          </table:table-cell>
          <table:table-cell office:value-type="float" office:value="2769.3795041999997" table:formula="of:=AVERAGE([.B3:.F3])" table:style-name="ce1">
            <text:p>2769.37950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rr2</text:p>
          </table:table-cell>
          <table:table-cell office:value-type="float" office:value="2428.8000000000002" table:style-name="ce3">
            <text:p>2428.8</text:p>
          </table:table-cell>
          <table:table-cell office:value-type="float" office:value="2274" table:style-name="ce1">
            <text:p>2274</text:p>
          </table:table-cell>
          <table:table-cell office:value-type="float" office:value="2627.4290000000001" table:style-name="ce1">
            <text:p>2627.429</text:p>
          </table:table-cell>
          <table:table-cell office:value-type="float" office:value="3635.143" table:style-name="ce1">
            <text:p>3635.143</text:p>
          </table:table-cell>
          <table:table-cell office:value-type="float" office:value="2441.5" table:style-name="ce1">
            <text:p>2441.5</text:p>
          </table:table-cell>
          <table:table-cell office:value-type="float" office:value="2681.3743999999997" table:formula="of:=AVERAGE([.B4:.F4])" table:style-name="ce1">
            <text:p>2681.3744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3</text:p>
          </table:table-cell>
          <table:table-cell office:value-type="float" office:value="2299" table:style-name="ce1">
            <text:p>2299</text:p>
          </table:table-cell>
          <table:table-cell office:value-type="float" office:value="2244" table:style-name="ce1">
            <text:p>2244</text:p>
          </table:table-cell>
          <table:table-cell office:value-type="float" office:value="4226.25" table:style-name="ce1">
            <text:p>4226.25</text:p>
          </table:table-cell>
          <table:table-cell office:value-type="float" office:value="3845.8" table:style-name="ce1">
            <text:p>3845.8</text:p>
          </table:table-cell>
          <table:table-cell office:value-type="float" office:value="3665.3332999999998" table:style-name="ce1">
            <text:p>3665.3333</text:p>
          </table:table-cell>
          <table:table-cell office:value-type="float" office:value="3256.0766599999997" table:formula="of:=AVERAGE([.B5:.F5])" table:style-name="ce1">
            <text:p>3256.07666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4</text:p>
          </table:table-cell>
          <table:table-cell office:value-type="float" office:value="2473.6" table:style-name="ce1">
            <text:p>2473.6</text:p>
          </table:table-cell>
          <table:table-cell office:value-type="float" office:value="2965.3333299999999" table:style-name="ce1">
            <text:p>2965.33333</text:p>
          </table:table-cell>
          <table:table-cell office:value-type="float" office:value="1186.333333" table:style-name="ce1">
            <text:p>1186.333333</text:p>
          </table:table-cell>
          <table:table-cell office:value-type="float" office:value="3524.3333299999999" table:style-name="ce1">
            <text:p>3524.33333</text:p>
          </table:table-cell>
          <table:table-cell office:value-type="float" office:value="4150.75" table:style-name="ce1">
            <text:p>4150.75</text:p>
          </table:table-cell>
          <table:table-cell office:value-type="float" office:value="2860.0699986" table:formula="of:=AVERAGE([.B6:.F6])" table:style-name="ce1">
            <text:p>2860.069999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5</text:p>
          </table:table-cell>
          <table:table-cell office:value-type="float" office:value="3047" table:style-name="ce1">
            <text:p>3047</text:p>
          </table:table-cell>
          <table:table-cell office:value-type="float" office:value="1057.2" table:style-name="ce1">
            <text:p>1057.2</text:p>
          </table:table-cell>
          <table:table-cell office:value-type="float" office:value="3189.6" table:style-name="ce1">
            <text:p>3189.6</text:p>
          </table:table-cell>
          <table:table-cell office:value-type="float" office:value="3108.25" table:style-name="ce1">
            <text:p>3108.25</text:p>
          </table:table-cell>
          <table:table-cell office:value-type="float" office:value="860" table:style-name="ce1">
            <text:p>860</text:p>
          </table:table-cell>
          <table:table-cell office:value-type="float" office:value="2252.41" table:formula="of:=AVERAGE([.B7:.F7])" table:style-name="ce1">
            <text:p>2252.41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6</text:p>
          </table:table-cell>
          <table:table-cell office:value-type="float" office:value="3347.2" table:style-name="ce1">
            <text:p>3347.2</text:p>
          </table:table-cell>
          <table:table-cell office:value-type="float" office:value="2279" table:style-name="ce1">
            <text:p>2279</text:p>
          </table:table-cell>
          <table:table-cell office:value-type="float" office:value="1145.5999999999999" table:style-name="ce1">
            <text:p>1145.6</text:p>
          </table:table-cell>
          <table:table-cell office:value-type="float" office:value="1135.5" table:style-name="ce1">
            <text:p>1135.5</text:p>
          </table:table-cell>
          <table:table-cell office:value-type="float" office:value="2300.5" table:style-name="ce1">
            <text:p>2300.5</text:p>
          </table:table-cell>
          <table:table-cell office:value-type="float" office:value="2041.56" table:formula="of:=AVERAGE([.B8:.F8])" table:style-name="ce1">
            <text:p>2041.5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7</text:p>
          </table:table-cell>
          <table:table-cell office:value-type="float" office:value="1225" table:style-name="ce1">
            <text:p>1225</text:p>
          </table:table-cell>
          <table:table-cell office:value-type="float" office:value="2295.8000000000002" table:style-name="ce1">
            <text:p>2295.8</text:p>
          </table:table-cell>
          <table:table-cell office:value-type="float" office:value="2317.75" table:style-name="ce1">
            <text:p>2317.75</text:p>
          </table:table-cell>
          <table:table-cell office:value-type="float" office:value="3160" table:style-name="ce1">
            <text:p>3160</text:p>
          </table:table-cell>
          <table:table-cell office:value-type="float" office:value="940.66669999999999" table:style-name="ce1">
            <text:p>940.6667</text:p>
          </table:table-cell>
          <table:table-cell office:value-type="float" office:value="1987.8433399999999" table:formula="of:=AVERAGE([.B9:.F9])" table:style-name="ce1">
            <text:p>1987.84334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8</text:p>
          </table:table-cell>
          <table:table-cell office:value-type="float" office:value="2811" table:style-name="ce1">
            <text:p>2811</text:p>
          </table:table-cell>
          <table:table-cell office:value-type="float" office:value="2512.5" table:style-name="ce1">
            <text:p>2512.5</text:p>
          </table:table-cell>
          <table:table-cell office:value-type="float" office:value="1516" table:style-name="ce1">
            <text:p>1516</text:p>
          </table:table-cell>
          <table:table-cell office:value-type="float" office:value="4075.3333299999999" table:style-name="ce1">
            <text:p>4075.33333</text:p>
          </table:table-cell>
          <table:table-cell office:value-type="float" office:value="1200.3333299999999" table:style-name="ce1">
            <text:p>1200.33333</text:p>
          </table:table-cell>
          <table:table-cell office:value-type="float" office:value="2423.033332" table:formula="of:=AVERAGE([.B10:.F10])" table:style-name="ce1">
            <text:p>2423.033332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9</text:p>
          </table:table-cell>
          <table:table-cell office:value-type="float" office:value="4238.3333329999996" table:style-name="ce1">
            <text:p>4238.333333</text:p>
          </table:table-cell>
          <table:table-cell office:value-type="float" office:value="2968.5" table:style-name="ce1">
            <text:p>2968.5</text:p>
          </table:table-cell>
          <table:table-cell office:value-type="float" office:value="1351" table:style-name="ce1">
            <text:p>1351</text:p>
          </table:table-cell>
          <table:table-cell office:value-type="float" office:value="2918.25" table:style-name="ce1">
            <text:p>2918.25</text:p>
          </table:table-cell>
          <table:table-cell office:value-type="float" office:value="2808.3333299999999" table:style-name="ce1">
            <text:p>2808.33333</text:p>
          </table:table-cell>
          <table:table-cell office:value-type="float" office:value="2856.8833325999994" table:formula="of:=AVERAGE([.B11:.F11])" table:style-name="ce1">
            <text:p>2856.883333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10</text:p>
          </table:table-cell>
          <table:table-cell office:value-type="float" office:value="1186.5" table:style-name="ce1">
            <text:p>1186.5</text:p>
          </table:table-cell>
          <table:table-cell office:value-type="float" office:value="1283.5" table:style-name="ce1">
            <text:p>1283.5</text:p>
          </table:table-cell>
          <table:table-cell office:value-type="float" office:value="237" table:style-name="ce1">
            <text:p>237</text:p>
          </table:table-cell>
          <table:table-cell office:value-type="float" office:value="3977" table:style-name="ce1">
            <text:p>3977</text:p>
          </table:table-cell>
          <table:table-cell office:value-type="float" office:value="2228.5" table:style-name="ce1">
            <text:p>2228.5</text:p>
          </table:table-cell>
          <table:table-cell office:value-type="float" office:value="1782.5" table:formula="of:=AVERAGE([.B12:.F12])" table:style-name="ce1">
            <text:p>1782.5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427.2242856999997" table:formula="of:=AVERAGE([.B3:.B12])" table:style-name="ce1">
            <text:p>2427.224286</text:p>
          </table:table-cell>
          <table:table-cell office:value-type="float" office:value="2285.2166659999998" table:formula="of:=AVERAGE([.C3:.C12])" table:style-name="ce1">
            <text:p>2285.216666</text:p>
          </table:table-cell>
          <table:table-cell office:value-type="float" office:value="2135.1379000000002" table:formula="of:=AVERAGE([.D3:.D12])" table:style-name="ce1">
            <text:p>2135.1379</text:p>
          </table:table-cell>
          <table:table-cell office:value-type="float" office:value="3242.0876660000004" table:formula="of:=AVERAGE([.E3:.E12])" table:style-name="ce1">
            <text:p>3242.087666</text:p>
          </table:table-cell>
          <table:table-cell office:value-type="float" office:value="2365.8987660000007" table:formula="of:=AVERAGE([.F3:.F12])" table:style-name="ce1">
            <text:p>2365.898766</text:p>
          </table:table-cell>
          <table:table-cell office:value-type="float" office:value="2491.1130567399996" table:formula="of:=AVERAGE([.G3:.G12])" table:style-name="ce1">
            <text:p>2491.113057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Chart 1" svg:x="0.32812in" svg:y="0.203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total_rr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rr1</text:p>
          </table:table-cell>
          <table:table-cell office:value-type="float" office:value="503.46666670000002" table:style-name="ce3">
            <text:p>503.4666667</text:p>
          </table:table-cell>
          <table:table-cell office:value-type="float" office:value="386.8" table:style-name="ce1">
            <text:p>386.8</text:p>
          </table:table-cell>
          <table:table-cell office:value-type="float" office:value="623.30769999999995" table:style-name="ce1">
            <text:p>623.3077</text:p>
          </table:table-cell>
          <table:table-cell office:value-type="float" office:value="420.5625" table:style-name="ce1">
            <text:p>420.5625</text:p>
          </table:table-cell>
          <table:table-cell office:value-type="float" office:value="468.35" table:style-name="ce1">
            <text:p>468.35</text:p>
          </table:table-cell>
          <table:table-cell office:value-type="float" office:value="480.49737334000002" table:formula="of:=AVERAGE([.B3:.F3])" table:style-name="ce1">
            <text:p>480.497373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r2</text:p>
          </table:table-cell>
          <table:table-cell office:value-type="float" office:value="362.375" table:style-name="ce3">
            <text:p>362.375</text:p>
          </table:table-cell>
          <table:table-cell office:value-type="float" office:value="198.5" table:style-name="ce1">
            <text:p>198.5</text:p>
          </table:table-cell>
          <table:table-cell office:value-type="float" office:value="633.11111100000005" table:style-name="ce1">
            <text:p>633.111111</text:p>
          </table:table-cell>
          <table:table-cell office:value-type="float" office:value="574" table:style-name="ce1">
            <text:p>574</text:p>
          </table:table-cell>
          <table:table-cell office:value-type="float" office:value="257.125" table:style-name="ce1">
            <text:p>257.125</text:p>
          </table:table-cell>
          <table:table-cell office:value-type="float" office:value="405.02222220000004" table:formula="of:=AVERAGE([.B4:.F4])" table:style-name="ce1">
            <text:p>405.0222222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3</text:p>
          </table:table-cell>
          <table:table-cell office:value-type="float" office:value="118" table:style-name="ce1">
            <text:p>118</text:p>
          </table:table-cell>
          <table:table-cell office:value-type="float" office:value="518.125" table:style-name="ce1">
            <text:p>518.125</text:p>
          </table:table-cell>
          <table:table-cell office:value-type="float" office:value="651.125" table:style-name="ce1">
            <text:p>651.125</text:p>
          </table:table-cell>
          <table:table-cell office:value-type="float" office:value="474.5" table:style-name="ce1">
            <text:p>474.5</text:p>
          </table:table-cell>
          <table:table-cell office:value-type="float" office:value="826.4" table:style-name="ce1">
            <text:p>826.4</text:p>
          </table:table-cell>
          <table:table-cell office:value-type="float" office:value="517.63" table:formula="of:=AVERAGE([.B5:.F5])" table:style-name="ce1">
            <text:p>517.63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4</text:p>
          </table:table-cell>
          <table:table-cell office:value-type="float" office:value="285" table:style-name="ce1">
            <text:p>285</text:p>
          </table:table-cell>
          <table:table-cell office:value-type="float" office:value="544" table:style-name="ce1">
            <text:p>544</text:p>
          </table:table-cell>
          <table:table-cell office:value-type="float" office:value="230.4" table:style-name="ce1">
            <text:p>230.4</text:p>
          </table:table-cell>
          <table:table-cell office:value-type="float" office:value="0" table:style-name="ce1">
            <text:p>0</text:p>
          </table:table-cell>
          <table:table-cell office:value-type="float" office:value="570.5" table:style-name="ce1">
            <text:p>570.5</text:p>
          </table:table-cell>
          <table:table-cell office:value-type="float" office:value="325.98" table:formula="of:=AVERAGE([.B6:.F6])" table:style-name="ce1">
            <text:p>325.98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5</text:p>
          </table:table-cell>
          <table:table-cell office:value-type="float" office:value="621.75" table:style-name="ce1">
            <text:p>621.75</text:p>
          </table:table-cell>
          <table:table-cell office:value-type="float" office:value="478.83332999999999" table:style-name="ce1">
            <text:p>478.83333</text:p>
          </table:table-cell>
          <table:table-cell office:value-type="float" office:value="744.33333300000004" table:style-name="ce1">
            <text:p>744.333333</text:p>
          </table:table-cell>
          <table:table-cell office:value-type="float" office:value="282.66669999999999" table:style-name="ce1">
            <text:p>282.6667</text:p>
          </table:table-cell>
          <table:table-cell office:value-type="float" office:value="484.66669999999999" table:style-name="ce1">
            <text:p>484.6667</text:p>
          </table:table-cell>
          <table:table-cell office:value-type="float" office:value="522.45001259999992" table:formula="of:=AVERAGE([.B7:.F7])" table:style-name="ce1">
            <text:p>522.4500126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6</text:p>
          </table:table-cell>
          <table:table-cell office:value-type="float" office:value="419" table:style-name="ce1">
            <text:p>419</text:p>
          </table:table-cell>
          <table:table-cell office:value-type="float" office:value="865.33330000000001" table:style-name="ce1">
            <text:p>865.3333</text:p>
          </table:table-cell>
          <table:table-cell office:value-type="float" office:value="310" table:style-name="ce1">
            <text:p>310</text:p>
          </table:table-cell>
          <table:table-cell office:value-type="float" office:value="806" table:style-name="ce1">
            <text:p>806</text:p>
          </table:table-cell>
          <table:table-cell office:value-type="float" office:value="349" table:style-name="ce1">
            <text:p>349</text:p>
          </table:table-cell>
          <table:table-cell office:value-type="float" office:value="549.86666000000002" table:formula="of:=AVERAGE([.B8:.F8])" table:style-name="ce1">
            <text:p>549.8666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7</text:p>
          </table:table-cell>
          <table:table-cell office:value-type="float" office:value="160" table:style-name="ce1">
            <text:p>160</text:p>
          </table:table-cell>
          <table:table-cell office:value-type="float" office:value="238.8" table:style-name="ce1">
            <text:p>238.8</text:p>
          </table:table-cell>
          <table:table-cell office:value-type="float" office:value="627.6" table:style-name="ce1">
            <text:p>627.6</text:p>
          </table:table-cell>
          <table:table-cell office:value-type="float" office:value="443" table:style-name="ce1">
            <text:p>443</text:p>
          </table:table-cell>
          <table:table-cell office:value-type="float" office:value="473.2" table:style-name="ce1">
            <text:p>473.2</text:p>
          </table:table-cell>
          <table:table-cell office:value-type="float" office:value="388.52000000000004" table:formula="of:=AVERAGE([.B9:.F9])" table:style-name="ce1">
            <text:p>388.52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8</text:p>
          </table:table-cell>
          <table:table-cell office:value-type="float" office:value="118" table:style-name="ce1">
            <text:p>118</text:p>
          </table:table-cell>
          <table:table-cell office:value-type="float" office:value="485" table:style-name="ce1">
            <text:p>485</text:p>
          </table:table-cell>
          <table:table-cell office:value-type="float" office:value="257" table:style-name="ce1">
            <text:p>257</text:p>
          </table:table-cell>
          <table:table-cell office:value-type="float" office:value="410.5" table:style-name="ce1">
            <text:p>410.5</text:p>
          </table:table-cell>
          <table:table-cell office:value-type="float" office:value="106" table:style-name="ce1">
            <text:p>106</text:p>
          </table:table-cell>
          <table:table-cell office:value-type="float" office:value="275.3" table:formula="of:=AVERAGE([.B10:.F10])" table:style-name="ce1">
            <text:p>275.3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9</text:p>
          </table:table-cell>
          <table:table-cell office:value-type="float" office:value="335" table:style-name="ce1">
            <text:p>335</text:p>
          </table:table-cell>
          <table:table-cell office:value-type="float" office:value="446.66669999999999" table:style-name="ce1">
            <text:p>446.6667</text:p>
          </table:table-cell>
          <table:table-cell office:value-type="float" office:value="464.16669999999999" table:style-name="ce1">
            <text:p>464.1667</text:p>
          </table:table-cell>
          <table:table-cell office:value-type="float" office:value="516.66669999999999" table:style-name="ce1">
            <text:p>516.6667</text:p>
          </table:table-cell>
          <table:table-cell office:value-type="float" office:value="0" table:style-name="ce1">
            <text:p>0</text:p>
          </table:table-cell>
          <table:table-cell office:value-type="float" office:value="352.50002000000001" table:formula="of:=AVERAGE([.B11:.F11])" table:style-name="ce1">
            <text:p>352.50002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10</text:p>
          </table:table-cell>
          <table:table-cell office:value-type="float" office:value="0" table:style-name="ce1">
            <text:p>0</text:p>
          </table:table-cell>
          <table:table-cell office:value-type="float" office:value="170" table:style-name="ce1">
            <text:p>170</text:p>
          </table:table-cell>
          <table:table-cell office:value-type="float" office:value="687" table:style-name="ce1">
            <text:p>687</text:p>
          </table:table-cell>
          <table:table-cell office:value-type="float" office:value="414" table:style-name="ce1">
            <text:p>414</text:p>
          </table:table-cell>
          <table:table-cell office:value-type="float" office:value="538.20000000000005" table:style-name="ce1">
            <text:p>538.2</text:p>
          </table:table-cell>
          <table:table-cell office:value-type="float" office:value="361.84000000000003" table:formula="of:=AVERAGE([.B12:.F12])" table:style-name="ce1">
            <text:p>361.84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2.25916667000001" table:formula="of:=AVERAGE([.B3:.B12])" table:style-name="ce1">
            <text:p>292.2591667</text:p>
          </table:table-cell>
          <table:table-cell office:value-type="float" office:value="433.20583299999998" table:formula="of:=AVERAGE([.C3:.C12])" table:style-name="ce1">
            <text:p>433.205833</text:p>
          </table:table-cell>
          <table:table-cell office:value-type="float" office:value="522.8043844" table:formula="of:=AVERAGE([.D3:.D12])" table:style-name="ce1">
            <text:p>522.8043844</text:p>
          </table:table-cell>
          <table:table-cell office:value-type="float" office:value="434.18958999999995" table:formula="of:=AVERAGE([.E3:.E12])" table:style-name="ce1">
            <text:p>434.18959</text:p>
          </table:table-cell>
          <table:table-cell office:value-type="float" office:value="407.34416999999996" table:formula="of:=AVERAGE([.F3:.F12])" table:style-name="ce1">
            <text:p>407.34417</text:p>
          </table:table-cell>
          <table:table-cell office:value-type="float" office:value="417.96062881399996" table:formula="of:=AVERAGE([.B13:.F13])" table:style-name="ce1">
            <text:p>417.9606288</text:p>
          </table:table-cell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1" draw:style-name="a1" draw:name="Chart 1" svg:x="0.25521in" svg:y="0.1927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total_idealsjf" table:style-name="ta1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1</text:p>
          </table:table-cell>
          <table:table-cell office:value-type="float" office:value="479.8" table:style-name="ce1">
            <text:p>479.8</text:p>
          </table:table-cell>
          <table:table-cell office:value-type="float" office:value="411.5" table:style-name="ce1">
            <text:p>411.5</text:p>
          </table:table-cell>
          <table:table-cell office:value-type="float" office:value="475.25" table:style-name="ce1">
            <text:p>475.25</text:p>
          </table:table-cell>
          <table:table-cell office:value-type="float" office:value="391.92590000000001" table:style-name="ce1">
            <text:p>391.9259</text:p>
          </table:table-cell>
          <table:table-cell office:value-type="float" office:value="515.4615" table:style-name="ce1">
            <text:p>515.4615</text:p>
          </table:table-cell>
          <table:table-cell office:value-type="float" office:value="454.78747999999996" table:formula="of:=AVERAGE([.B3:.F3])" table:style-name="ce1">
            <text:p>454.78748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2</text:p>
          </table:table-cell>
          <table:table-cell office:value-type="float" office:value="500" table:style-name="ce1">
            <text:p>500</text:p>
          </table:table-cell>
          <table:table-cell office:value-type="float" office:value="544.64710000000002" table:style-name="ce1">
            <text:p>544.6471</text:p>
          </table:table-cell>
          <table:table-cell office:value-type="float" office:value="491" table:style-name="ce1">
            <text:p>491</text:p>
          </table:table-cell>
          <table:table-cell office:value-type="float" office:value="689.61111000000005" table:style-name="ce1">
            <text:p>689.61111</text:p>
          </table:table-cell>
          <table:table-cell office:value-type="float" office:value="408.57139999999998" table:style-name="ce1">
            <text:p>408.5714</text:p>
          </table:table-cell>
          <table:table-cell office:value-type="float" office:value="526.76592199999993" table:formula="of:=AVERAGE([.B4:.F4])" table:style-name="ce1">
            <text:p>526.765922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3</text:p>
          </table:table-cell>
          <table:table-cell office:value-type="float" office:value="343.22222221999999" table:style-name="ce1">
            <text:p>343.2222222</text:p>
          </table:table-cell>
          <table:table-cell office:value-type="float" office:value="335.4545" table:style-name="ce1">
            <text:p>335.4545</text:p>
          </table:table-cell>
          <table:table-cell office:value-type="float" office:value="559.06669999999997" table:style-name="ce1">
            <text:p>559.0667</text:p>
          </table:table-cell>
          <table:table-cell office:value-type="float" office:value="527" table:style-name="ce1">
            <text:p>527</text:p>
          </table:table-cell>
          <table:table-cell office:value-type="float" office:value="213.4" table:style-name="ce1">
            <text:p>213.4</text:p>
          </table:table-cell>
          <table:table-cell office:value-type="float" office:value="395.62868444399999" table:formula="of:=AVERAGE([.B5:.F5])" table:style-name="ce1">
            <text:p>395.6286844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4</text:p>
          </table:table-cell>
          <table:table-cell office:value-type="float" office:value="1692.416667" table:style-name="ce1">
            <text:p>1692.416667</text:p>
          </table:table-cell>
          <table:table-cell office:value-type="float" office:value="454.13330000000002" table:style-name="ce1">
            <text:p>454.1333</text:p>
          </table:table-cell>
          <table:table-cell office:value-type="float" office:value="983.33333300000004" table:style-name="ce1">
            <text:p>983.333333</text:p>
          </table:table-cell>
          <table:table-cell office:value-type="float" office:value="1214.5709999999999" table:style-name="ce1">
            <text:p>1214.571</text:p>
          </table:table-cell>
          <table:table-cell office:value-type="float" office:value="1344.4" table:style-name="ce1">
            <text:p>1344.4</text:p>
          </table:table-cell>
          <table:table-cell office:value-type="float" office:value="1137.7708599999999" table:formula="of:=AVERAGE([.B6:.F6])" table:style-name="ce1">
            <text:p>1137.77086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5</text:p>
          </table:table-cell>
          <table:table-cell office:value-type="float" office:value="891.7" table:style-name="ce1">
            <text:p>891.7</text:p>
          </table:table-cell>
          <table:table-cell office:value-type="float" office:value="672.88890000000004" table:style-name="ce1">
            <text:p>672.8889</text:p>
          </table:table-cell>
          <table:table-cell office:value-type="float" office:value="1201.4000000000001" table:style-name="ce1">
            <text:p>1201.4</text:p>
          </table:table-cell>
          <table:table-cell office:value-type="float" office:value="636.25" table:style-name="ce1">
            <text:p>636.25</text:p>
          </table:table-cell>
          <table:table-cell office:value-type="float" office:value="419" table:style-name="ce1">
            <text:p>419</text:p>
          </table:table-cell>
          <table:table-cell office:value-type="float" office:value="764.24778000000003" table:formula="of:=AVERAGE([.B7:.F7])" table:style-name="ce1">
            <text:p>764.24778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6</text:p>
          </table:table-cell>
          <table:table-cell office:value-type="float" office:value="532.6" table:style-name="ce1">
            <text:p>532.6</text:p>
          </table:table-cell>
          <table:table-cell office:value-type="float" office:value="1308.5999999999999" table:style-name="ce1">
            <text:p>1308.6</text:p>
          </table:table-cell>
          <table:table-cell office:value-type="float" office:value="562" table:style-name="ce1">
            <text:p>562</text:p>
          </table:table-cell>
          <table:table-cell office:value-type="float" office:value="320.5" table:style-name="ce1">
            <text:p>320.5</text:p>
          </table:table-cell>
          <table:table-cell office:value-type="float" office:value="398.33332999999999" table:style-name="ce1">
            <text:p>398.33333</text:p>
          </table:table-cell>
          <table:table-cell office:value-type="float" office:value="624.40666599999997" table:formula="of:=AVERAGE([.B8:.F8])" table:style-name="ce1">
            <text:p>624.40666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7</text:p>
          </table:table-cell>
          <table:table-cell office:value-type="float" office:value="888.7142857" table:style-name="ce1">
            <text:p>888.7142857</text:p>
          </table:table-cell>
          <table:table-cell office:value-type="float" office:value="389.6" table:style-name="ce1">
            <text:p>389.6</text:p>
          </table:table-cell>
          <table:table-cell office:value-type="float" office:value="414.125" table:style-name="ce1">
            <text:p>414.125</text:p>
          </table:table-cell>
          <table:table-cell office:value-type="float" office:value="360.33330000000001" table:style-name="ce1">
            <text:p>360.3333</text:p>
          </table:table-cell>
          <table:table-cell office:value-type="float" office:value="200.25" table:style-name="ce1">
            <text:p>200.25</text:p>
          </table:table-cell>
          <table:table-cell office:value-type="float" office:value="450.60451713999998" table:formula="of:=AVERAGE([.B9:.F9])" table:style-name="ce1">
            <text:p>450.6045171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8</text:p>
          </table:table-cell>
          <table:table-cell office:value-type="float" office:value="112.33333333" table:style-name="ce1">
            <text:p>112.3333333</text:p>
          </table:table-cell>
          <table:table-cell office:value-type="float" office:value="543" table:style-name="ce1">
            <text:p>543</text:p>
          </table:table-cell>
          <table:table-cell office:value-type="float" office:value="942" table:style-name="ce1">
            <text:p>942</text:p>
          </table:table-cell>
          <table:table-cell office:value-type="float" office:value="393.4" table:style-name="ce1">
            <text:p>393.4</text:p>
          </table:table-cell>
          <table:table-cell office:value-type="float" office:value="463.4" table:style-name="ce1">
            <text:p>463.4</text:p>
          </table:table-cell>
          <table:table-cell office:value-type="float" office:value="490.82666666599999" table:formula="of:=AVERAGE([.B10:.F10])" table:style-name="ce1">
            <text:p>490.8266667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9</text:p>
          </table:table-cell>
          <table:table-cell office:value-type="float" office:value="960" table:style-name="ce1">
            <text:p>960</text:p>
          </table:table-cell>
          <table:table-cell office:value-type="float" office:value="340.2" table:style-name="ce1">
            <text:p>340.2</text:p>
          </table:table-cell>
          <table:table-cell office:value-type="float" office:value="738.25" table:style-name="ce1">
            <text:p>738.25</text:p>
          </table:table-cell>
          <table:table-cell office:value-type="float" office:value="471" table:style-name="ce1">
            <text:p>471</text:p>
          </table:table-cell>
          <table:table-cell office:value-type="float" office:value="927.5" table:style-name="ce1">
            <text:p>927.5</text:p>
          </table:table-cell>
          <table:table-cell office:value-type="float" office:value="687.39" table:formula="of:=AVERAGE([.B11:.F11])" table:style-name="ce1">
            <text:p>687.39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10</text:p>
          </table:table-cell>
          <table:table-cell office:value-type="float" office:value="176.33333329999999" table:style-name="ce1">
            <text:p>176.3333333</text:p>
          </table:table-cell>
          <table:table-cell office:value-type="float" office:value="1093.5999999999999" table:style-name="ce1">
            <text:p>1093.6</text:p>
          </table:table-cell>
          <table:table-cell office:value-type="float" office:value="1308" table:style-name="ce1">
            <text:p>1308</text:p>
          </table:table-cell>
          <table:table-cell office:value-type="float" office:value="238" table:style-name="ce1">
            <text:p>238</text:p>
          </table:table-cell>
          <table:table-cell office:value-type="float" office:value="318.44443999999999" table:style-name="ce1">
            <text:p>318.44444</text:p>
          </table:table-cell>
          <table:table-cell office:value-type="float" office:value="626.87555465999992" table:formula="of:=AVERAGE([.B12:.F12])" table:style-name="ce1">
            <text:p>626.8755547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57.71198415499998" table:formula="of:=AVERAGE([.B3:.B12])" table:style-name="ce1">
            <text:p>657.7119842</text:p>
          </table:table-cell>
          <table:table-cell office:value-type="float" office:value="609.36237999999992" table:formula="of:=AVERAGE([.C3:.C12])" table:style-name="ce1">
            <text:p>609.36238</text:p>
          </table:table-cell>
          <table:table-cell office:value-type="float" office:value="767.4425033" table:formula="of:=AVERAGE([.D3:.D12])" table:style-name="ce1">
            <text:p>767.4425033</text:p>
          </table:table-cell>
          <table:table-cell office:value-type="float" office:value="524.25913100000002" table:formula="of:=AVERAGE([.E3:.E12])" table:style-name="ce1">
            <text:p>524.259131</text:p>
          </table:table-cell>
          <table:table-cell office:value-type="float" office:value="520.87606700000003" table:formula="of:=AVERAGE([.F3:.F12])" table:style-name="ce1">
            <text:p>520.876067</text:p>
          </table:table-cell>
          <table:table-cell office:value-type="float" office:value="615.93041309099999" table:formula="of:=AVERAGE([.G3:.G12])" table:style-name="ce1">
            <text:p>615.9304131</text:p>
          </table:table-cell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2" draw:style-name="a2" draw:name="Chart 1" svg:x="0.23437in" svg:y="0.0364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total_sjf" table:style-name="ta1"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2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1</text:p>
          </table:table-cell>
          <table:table-cell office:value-type="float" office:value="410.94117649999998" table:style-name="ce1">
            <text:p>410.9411765</text:p>
          </table:table-cell>
          <table:table-cell office:value-type="float" office:value="351" table:style-name="ce1">
            <text:p>351</text:p>
          </table:table-cell>
          <table:table-cell office:value-type="float" office:value="1519.6" table:style-name="ce1">
            <text:p>1519.6</text:p>
          </table:table-cell>
          <table:table-cell office:value-type="float" office:value="686.73329999999999" table:style-name="ce1">
            <text:p>686.7333</text:p>
          </table:table-cell>
          <table:table-cell office:value-type="float" office:value="368.6429" table:style-name="ce1">
            <text:p>368.6429</text:p>
          </table:table-cell>
          <table:table-cell office:value-type="float" office:value="667.38347529999987" table:formula="of:=AVERAGE([.B3:.F3])" table:style-name="ce1">
            <text:p>667.383475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2</text:p>
          </table:table-cell>
          <table:table-cell office:value-type="float" office:value="563.375" table:style-name="ce1">
            <text:p>563.375</text:p>
          </table:table-cell>
          <table:table-cell office:value-type="float" office:value="462.375" table:style-name="ce1">
            <text:p>462.375</text:p>
          </table:table-cell>
          <table:table-cell office:value-type="float" office:value="705.66666699999996" table:style-name="ce1">
            <text:p>705.666667</text:p>
          </table:table-cell>
          <table:table-cell office:value-type="float" office:value="1888.778" table:style-name="ce1">
            <text:p>1888.778</text:p>
          </table:table-cell>
          <table:table-cell office:value-type="float" office:value="382.6" table:style-name="ce1">
            <text:p>382.6</text:p>
          </table:table-cell>
          <table:table-cell office:value-type="float" office:value="800.55893339999989" table:formula="of:=AVERAGE([.B4:.F4])" table:style-name="ce1">
            <text:p>800.5589334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3</text:p>
          </table:table-cell>
          <table:table-cell office:value-type="float" office:value="700.5" table:style-name="ce1">
            <text:p>700.5</text:p>
          </table:table-cell>
          <table:table-cell office:value-type="float" office:value="296.25" table:style-name="ce1">
            <text:p>296.25</text:p>
          </table:table-cell>
          <table:table-cell office:value-type="float" office:value="423.75" table:style-name="ce1">
            <text:p>423.75</text:p>
          </table:table-cell>
          <table:table-cell office:value-type="float" office:value="320.5" table:style-name="ce1">
            <text:p>320.5</text:p>
          </table:table-cell>
          <table:table-cell office:value-type="float" office:value="715" table:style-name="ce1">
            <text:p>715</text:p>
          </table:table-cell>
          <table:table-cell office:value-type="float" office:value="491.2" table:formula="of:=AVERAGE([.B5:.F5])" table:style-name="ce1">
            <text:p>491.2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4</text:p>
          </table:table-cell>
          <table:table-cell office:value-type="float" office:value="256.66666670000001" table:style-name="ce1">
            <text:p>256.6666667</text:p>
          </table:table-cell>
          <table:table-cell office:value-type="float" office:value="1132" table:style-name="ce1">
            <text:p>1132</text:p>
          </table:table-cell>
          <table:table-cell office:value-type="float" office:value="24" table:style-name="ce1">
            <text:p>24</text:p>
          </table:table-cell>
          <table:table-cell office:value-type="float" office:value="174" table:style-name="ce1">
            <text:p>174</text:p>
          </table:table-cell>
          <table:table-cell office:value-type="float" office:value="3114.5" table:style-name="ce1">
            <text:p>3114.5</text:p>
          </table:table-cell>
          <table:table-cell office:value-type="float" office:value="940.23333333999994" table:formula="of:=AVERAGE([.B6:.F6])" table:style-name="ce1">
            <text:p>940.2333333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5</text:p>
          </table:table-cell>
          <table:table-cell office:value-type="float" office:value="402.2" table:style-name="ce1">
            <text:p>402.2</text:p>
          </table:table-cell>
          <table:table-cell office:value-type="float" office:value="811" table:style-name="ce1">
            <text:p>811</text:p>
          </table:table-cell>
          <table:table-cell office:value-type="float" office:value="168" table:style-name="ce1">
            <text:p>168</text:p>
          </table:table-cell>
          <table:table-cell office:value-type="float" office:value="530" table:style-name="ce1">
            <text:p>530</text:p>
          </table:table-cell>
          <table:table-cell office:value-type="float" office:value="404.66669999999999" table:style-name="ce1">
            <text:p>404.6667</text:p>
          </table:table-cell>
          <table:table-cell office:value-type="float" office:value="463.17334" table:formula="of:=AVERAGE([.B7:.F7])" table:style-name="ce1">
            <text:p>463.17334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6</text:p>
          </table:table-cell>
          <table:table-cell office:value-type="float" office:value="0" table:style-name="ce1">
            <text:p>0</text:p>
          </table:table-cell>
          <table:table-cell office:value-type="float" office:value="1584.8" table:style-name="ce1">
            <text:p>1584.8</text:p>
          </table:table-cell>
          <table:table-cell office:value-type="float" office:value="86" table:style-name="ce1">
            <text:p>86</text:p>
          </table:table-cell>
          <table:table-cell office:value-type="float" office:value="1783" table:style-name="ce1">
            <text:p>1783</text:p>
          </table:table-cell>
          <table:table-cell office:value-type="float" office:value="0" table:style-name="ce1">
            <text:p>0</text:p>
          </table:table-cell>
          <table:table-cell office:value-type="float" office:value="690.76" table:formula="of:=AVERAGE([.B8:.F8])" table:style-name="ce1">
            <text:p>690.7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7</text:p>
          </table:table-cell>
          <table:table-cell office:value-type="float" office:value="258.5" table:style-name="ce1">
            <text:p>258.5</text:p>
          </table:table-cell>
          <table:table-cell office:value-type="float" office:value="69.5" table:style-name="ce1">
            <text:p>69.5</text:p>
          </table:table-cell>
          <table:table-cell office:value-type="float" office:value="113.5" table:style-name="ce1">
            <text:p>113.5</text:p>
          </table:table-cell>
          <table:table-cell office:value-type="float" office:value="703" table:style-name="ce1">
            <text:p>703</text:p>
          </table:table-cell>
          <table:table-cell office:value-type="float" office:value="442.5" table:style-name="ce1">
            <text:p>442.5</text:p>
          </table:table-cell>
          <table:table-cell office:value-type="float" office:value="317.39999999999998" table:formula="of:=AVERAGE([.B9:.F9])" table:style-name="ce1">
            <text:p>317.4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8</text:p>
          </table:table-cell>
          <table:table-cell office:value-type="float" office:value="297" table:style-name="ce1">
            <text:p>297</text:p>
          </table:table-cell>
          <table:table-cell office:value-type="float" office:value="1006.33333" table:style-name="ce1">
            <text:p>1006.33333</text:p>
          </table:table-cell>
          <table:table-cell office:value-type="float" office:value="279" table:style-name="ce1">
            <text:p>279</text:p>
          </table:table-cell>
          <table:table-cell office:value-type="float" office:value="415" table:style-name="ce1">
            <text:p>415</text:p>
          </table:table-cell>
          <table:table-cell office:value-type="float" office:value="64.5" table:style-name="ce1">
            <text:p>64.5</text:p>
          </table:table-cell>
          <table:table-cell office:value-type="float" office:value="412.36666600000001" table:formula="of:=AVERAGE([.B10:.F10])" table:style-name="ce1">
            <text:p>412.366666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9</text:p>
          </table:table-cell>
          <table:table-cell office:value-type="float" office:value="226.5" table:style-name="ce1">
            <text:p>226.5</text:p>
          </table:table-cell>
          <table:table-cell office:value-type="float" office:value="293" table:style-name="ce1">
            <text:p>293</text:p>
          </table:table-cell>
          <table:table-cell office:value-type="float" office:value="820.25" table:style-name="ce1">
            <text:p>820.25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270.85000000000002" table:formula="of:=AVERAGE([.B11:.F11])" table:style-name="ce1">
            <text:p>270.85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10</text:p>
          </table:table-cell>
          <table:table-cell office:value-type="float" office:value="266.33330000000001" table:style-name="ce1">
            <text:p>266.3333</text:p>
          </table:table-cell>
          <table:table-cell office:value-type="float" office:value="1464" table:style-name="ce1">
            <text:p>1464</text:p>
          </table:table-cell>
          <table:table-cell office:value-type="float" office:value="237" table:style-name="ce1">
            <text:p>237</text:p>
          </table:table-cell>
          <table:table-cell office:value-type="float" office:value="510" table:style-name="ce1">
            <text:p>510</text:p>
          </table:table-cell>
          <table:table-cell office:value-type="float" office:value="789.75" table:style-name="ce1">
            <text:p>789.75</text:p>
          </table:table-cell>
          <table:table-cell office:value-type="float" office:value="653.41666000000009" table:formula="of:=AVERAGE([.B12:.F12])" table:style-name="ce1">
            <text:p>653.41666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8.20161431999998" table:formula="of:=AVERAGE([.B3:.B12])" table:style-name="ce1">
            <text:p>338.2016143</text:p>
          </table:table-cell>
          <table:table-cell office:value-type="float" office:value="747.02583300000003" table:formula="of:=AVERAGE([.C3:.C12])" table:style-name="ce1">
            <text:p>747.025833</text:p>
          </table:table-cell>
          <table:table-cell office:value-type="float" office:value="437.6766667" table:formula="of:=AVERAGE([.D3:.D12])" table:style-name="ce1">
            <text:p>437.6766667</text:p>
          </table:table-cell>
          <table:table-cell office:value-type="float" office:value="702.55113000000006" table:formula="of:=AVERAGE([.E3:.E12])" table:style-name="ce1">
            <text:p>702.55113</text:p>
          </table:table-cell>
          <table:table-cell office:value-type="float" office:value="628.21596" table:formula="of:=AVERAGE([.F3:.F12])" table:style-name="ce1">
            <text:p>628.21596</text:p>
          </table:table-cell>
          <table:table-cell office:value-type="float" office:value="570.73424080399991" table:formula="of:=AVERAGE([.G3:.G12])" table:style-name="ce1">
            <text:p>570.7342408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3" draw:style-name="a3" draw:name="Chart 1" svg:x="0.58854in" svg:y="0.0468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total_fcfs" table:style-name="ta2">
        <table:table-column table:style-name="co23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7" table:default-cell-style-name="ce1"/>
        <table:table-column table:style-name="co30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fcfs1</text:p>
          </table:table-cell>
          <table:table-cell office:value-type="float" office:value="1215.809524" table:style-name="ce3">
            <text:p>1215.809524</text:p>
          </table:table-cell>
          <table:table-cell office:value-type="float" office:value="2972.333333" table:style-name="ce1">
            <text:p>2972.333333</text:p>
          </table:table-cell>
          <table:table-cell office:value-type="float" office:value="3554.416667" table:style-name="ce1">
            <text:p>3554.416667</text:p>
          </table:table-cell>
          <table:table-cell office:value-type="float" office:value="3041.2669999999998" table:style-name="ce1">
            <text:p>3041.267</text:p>
          </table:table-cell>
          <table:table-cell office:value-type="float" office:value="3063.0709999999999" table:style-name="ce1">
            <text:p>3063.071</text:p>
          </table:table-cell>
          <table:table-cell office:value-type="float" office:value="2769.3795048000002" table:formula="of:=AVERAGE([.B3:.F3])" table:style-name="ce1">
            <text:p>2769.379505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cfs2</text:p>
          </table:table-cell>
          <table:table-cell office:value-type="float" office:value="2428.8000000000002" table:style-name="ce3">
            <text:p>2428.8</text:p>
          </table:table-cell>
          <table:table-cell office:value-type="float" office:value="2274" table:style-name="ce1">
            <text:p>2274</text:p>
          </table:table-cell>
          <table:table-cell office:value-type="float" office:value="2627.4290000000001" table:style-name="ce1">
            <text:p>2627.429</text:p>
          </table:table-cell>
          <table:table-cell office:value-type="float" office:value="3635.143" table:style-name="ce1">
            <text:p>3635.143</text:p>
          </table:table-cell>
          <table:table-cell office:value-type="float" office:value="2441.5" table:style-name="ce1">
            <text:p>2441.5</text:p>
          </table:table-cell>
          <table:table-cell office:value-type="float" office:value="2681.3743999999997" table:formula="of:=AVERAGE([.B4:.F4])" table:style-name="ce1">
            <text:p>2681.3744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3</text:p>
          </table:table-cell>
          <table:table-cell office:value-type="float" office:value="2299" table:style-name="ce1">
            <text:p>2299</text:p>
          </table:table-cell>
          <table:table-cell office:value-type="float" office:value="2244" table:style-name="ce1">
            <text:p>2244</text:p>
          </table:table-cell>
          <table:table-cell office:value-type="float" office:value="4226.25" table:style-name="ce1">
            <text:p>4226.25</text:p>
          </table:table-cell>
          <table:table-cell office:value-type="float" office:value="3845.8" table:style-name="ce1">
            <text:p>3845.8</text:p>
          </table:table-cell>
          <table:table-cell office:value-type="float" office:value="3665.3332999999998" table:style-name="ce1">
            <text:p>3665.3333</text:p>
          </table:table-cell>
          <table:table-cell office:value-type="float" office:value="3256.0766599999997" table:formula="of:=AVERAGE([.B5:.F5])" table:style-name="ce1">
            <text:p>3256.07666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4</text:p>
          </table:table-cell>
          <table:table-cell office:value-type="float" office:value="2473.6" table:style-name="ce1">
            <text:p>2473.6</text:p>
          </table:table-cell>
          <table:table-cell office:value-type="float" office:value="2965.3333299999999" table:style-name="ce1">
            <text:p>2965.33333</text:p>
          </table:table-cell>
          <table:table-cell office:value-type="float" office:value="1186.333333" table:style-name="ce1">
            <text:p>1186.333333</text:p>
          </table:table-cell>
          <table:table-cell office:value-type="float" office:value="3524.333333" table:style-name="ce1">
            <text:p>3524.333333</text:p>
          </table:table-cell>
          <table:table-cell office:value-type="float" office:value="4150.75" table:style-name="ce1">
            <text:p>4150.75</text:p>
          </table:table-cell>
          <table:table-cell office:value-type="float" office:value="2860.0699992" table:formula="of:=AVERAGE([.B6:.F6])" table:style-name="ce1">
            <text:p>2860.069999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5</text:p>
          </table:table-cell>
          <table:table-cell office:value-type="float" office:value="3047" table:style-name="ce1">
            <text:p>3047</text:p>
          </table:table-cell>
          <table:table-cell office:value-type="float" office:value="1057.2" table:style-name="ce1">
            <text:p>1057.2</text:p>
          </table:table-cell>
          <table:table-cell office:value-type="float" office:value="3189.6" table:style-name="ce1">
            <text:p>3189.6</text:p>
          </table:table-cell>
          <table:table-cell office:value-type="float" office:value="3108.25" table:style-name="ce1">
            <text:p>3108.25</text:p>
          </table:table-cell>
          <table:table-cell office:value-type="float" office:value="860" table:style-name="ce1">
            <text:p>860</text:p>
          </table:table-cell>
          <table:table-cell office:value-type="float" office:value="2252.41" table:formula="of:=AVERAGE([.B7:.F7])" table:style-name="ce1">
            <text:p>2252.41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6</text:p>
          </table:table-cell>
          <table:table-cell office:value-type="float" office:value="3347.2" table:style-name="ce1">
            <text:p>3347.2</text:p>
          </table:table-cell>
          <table:table-cell office:value-type="float" office:value="2279" table:style-name="ce1">
            <text:p>2279</text:p>
          </table:table-cell>
          <table:table-cell office:value-type="float" office:value="1145.5999999999999" table:style-name="ce1">
            <text:p>1145.6</text:p>
          </table:table-cell>
          <table:table-cell office:value-type="float" office:value="1135.5" table:style-name="ce1">
            <text:p>1135.5</text:p>
          </table:table-cell>
          <table:table-cell office:value-type="float" office:value="2300.5" table:style-name="ce1">
            <text:p>2300.5</text:p>
          </table:table-cell>
          <table:table-cell office:value-type="float" office:value="2041.56" table:formula="of:=AVERAGE([.B8:.F8])" table:style-name="ce1">
            <text:p>2041.5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7</text:p>
          </table:table-cell>
          <table:table-cell office:value-type="float" office:value="1225" table:style-name="ce1">
            <text:p>1225</text:p>
          </table:table-cell>
          <table:table-cell office:value-type="float" office:value="2295.8000000000002" table:style-name="ce1">
            <text:p>2295.8</text:p>
          </table:table-cell>
          <table:table-cell office:value-type="float" office:value="2317.75" table:style-name="ce1">
            <text:p>2317.75</text:p>
          </table:table-cell>
          <table:table-cell office:value-type="float" office:value="3160" table:style-name="ce1">
            <text:p>3160</text:p>
          </table:table-cell>
          <table:table-cell office:value-type="float" office:value="940.66669999999999" table:style-name="ce1">
            <text:p>940.6667</text:p>
          </table:table-cell>
          <table:table-cell office:value-type="float" office:value="1987.8433399999999" table:formula="of:=AVERAGE([.B9:.F9])" table:style-name="ce1">
            <text:p>1987.84334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8</text:p>
          </table:table-cell>
          <table:table-cell office:value-type="float" office:value="2811" table:style-name="ce1">
            <text:p>2811</text:p>
          </table:table-cell>
          <table:table-cell office:value-type="float" office:value="2512.5" table:style-name="ce1">
            <text:p>2512.5</text:p>
          </table:table-cell>
          <table:table-cell office:value-type="float" office:value="1516" table:style-name="ce1">
            <text:p>1516</text:p>
          </table:table-cell>
          <table:table-cell office:value-type="float" office:value="4075.333333" table:style-name="ce1">
            <text:p>4075.333333</text:p>
          </table:table-cell>
          <table:table-cell office:value-type="float" office:value="1200.3333299999999" table:style-name="ce1">
            <text:p>1200.33333</text:p>
          </table:table-cell>
          <table:table-cell office:value-type="float" office:value="2423.0333326" table:formula="of:=AVERAGE([.B10:.F10])" table:style-name="ce1">
            <text:p>2423.033333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9</text:p>
          </table:table-cell>
          <table:table-cell office:value-type="float" office:value="4238.3333329999996" table:style-name="ce1">
            <text:p>4238.333333</text:p>
          </table:table-cell>
          <table:table-cell office:value-type="float" office:value="2968.5" table:style-name="ce1">
            <text:p>2968.5</text:p>
          </table:table-cell>
          <table:table-cell office:value-type="float" office:value="1351" table:style-name="ce1">
            <text:p>1351</text:p>
          </table:table-cell>
          <table:table-cell office:value-type="float" office:value="2918.25" table:style-name="ce1">
            <text:p>2918.25</text:p>
          </table:table-cell>
          <table:table-cell office:value-type="float" office:value="2808.3333299999999" table:style-name="ce1">
            <text:p>2808.33333</text:p>
          </table:table-cell>
          <table:table-cell office:value-type="float" office:value="2856.8833325999994" table:formula="of:=AVERAGE([.B11:.F11])" table:style-name="ce1">
            <text:p>2856.883333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10</text:p>
          </table:table-cell>
          <table:table-cell office:value-type="float" office:value="1186.5" table:style-name="ce1">
            <text:p>1186.5</text:p>
          </table:table-cell>
          <table:table-cell office:value-type="float" office:value="1283.5" table:style-name="ce1">
            <text:p>1283.5</text:p>
          </table:table-cell>
          <table:table-cell office:value-type="float" office:value="237" table:style-name="ce1">
            <text:p>237</text:p>
          </table:table-cell>
          <table:table-cell office:value-type="float" office:value="3977" table:style-name="ce1">
            <text:p>3977</text:p>
          </table:table-cell>
          <table:table-cell office:value-type="float" office:value="2228.5" table:style-name="ce1">
            <text:p>2228.5</text:p>
          </table:table-cell>
          <table:table-cell office:value-type="float" office:value="1782.5" table:formula="of:=AVERAGE([.B12:.F12])" table:style-name="ce1">
            <text:p>1782.5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427.2242856999997" table:formula="of:=AVERAGE([.B3:.B12])" table:style-name="ce1">
            <text:p>2427.224286</text:p>
          </table:table-cell>
          <table:table-cell office:value-type="float" office:value="2285.2166662999998" table:formula="of:=AVERAGE([.C3:.C12])" table:style-name="ce1">
            <text:p>2285.216666</text:p>
          </table:table-cell>
          <table:table-cell office:value-type="float" office:value="2135.1379000000002" table:formula="of:=AVERAGE([.D3:.D12])" table:style-name="ce1">
            <text:p>2135.1379</text:p>
          </table:table-cell>
          <table:table-cell office:value-type="float" office:value="3242.0876665999999" table:formula="of:=AVERAGE([.E3:.E12])" table:style-name="ce1">
            <text:p>3242.087667</text:p>
          </table:table-cell>
          <table:table-cell office:value-type="float" office:value="2365.8987660000007" table:formula="of:=AVERAGE([.F3:.F12])" table:style-name="ce1">
            <text:p>2365.898766</text:p>
          </table:table-cell>
          <table:table-cell office:value-type="float" office:value="2491.11305692" table:formula="of:=AVERAGE([.G3:.G12])" table:style-name="ce1">
            <text:p>2491.113057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4" draw:style-name="a4" draw:name="Chart 4" svg:x="0.27604in" svg:y="0.14062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Sheet42" table:style-name="ta1">
        <table:table-column table:style-name="co31" table:default-cell-style-name="ce1"/>
        <table:table-column table:style-name="co1" table:default-cell-style-name="ce1"/>
        <table:table-column table:style-name="co6" table:default-cell-style-name="ce1"/>
        <table:table-column table:style-name="co32" table:number-columns-repeated="2" table:default-cell-style-name="ce1"/>
        <table:table-column table:style-name="co33" table:default-cell-style-name="ce1"/>
        <table:table-column table:style-name="co17" table:default-cell-style-name="ce1"/>
        <table:table-column table:style-name="co11" table:default-cell-style-name="ce1"/>
        <table:table-column table:style-name="co24" table:default-cell-style-name="ce1"/>
        <table:table-column table:style-name="co13" table:default-cell-style-name="ce1"/>
        <table:table-column table:style-name="co30" table:default-cell-style-name="ce1"/>
        <table:table-column table:style-name="co34" table:default-cell-style-name="ce1"/>
        <table:table-column table:style-name="co1" table:number-columns-repeated="16372" table:default-cell-style-name="ce1"/>
        <table:table-row table:style-name="ro1">
          <table:table-cell/>
          <table:table-cell table:style-name="ce4"/>
          <table:table-cell office:value-type="string" table:number-columns-spanned="10" table:number-rows-spanned="1" table:style-name="ce2">
            <text:p>meanNumberBursts</text:p>
          </table:table-cell>
          <table:covered-table-cell table:number-columns-repeated="9"/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fcfs</text:p>
          </table:table-cell>
          <table:table-cell office:value-type="float" office:value="2769.3795049999999" table:style-name="ce1">
            <text:p>2769.379505</text:p>
          </table:table-cell>
          <table:table-cell office:value-type="float" office:value="2681.3744000000002" table:style-name="ce1">
            <text:p>2681.3744</text:p>
          </table:table-cell>
          <table:table-cell office:value-type="float" office:value="3256.0766600000002" table:style-name="ce1">
            <text:p>3256.07666</text:p>
          </table:table-cell>
          <table:table-cell office:value-type="float" office:value="2860.0699989999998" table:style-name="ce1">
            <text:p>2860.069999</text:p>
          </table:table-cell>
          <table:table-cell office:value-type="float" office:value="2252.41" table:style-name="ce1">
            <text:p>2252.41</text:p>
          </table:table-cell>
          <table:table-cell office:value-type="float" office:value="2041.56" table:style-name="ce1">
            <text:p>2041.56</text:p>
          </table:table-cell>
          <table:table-cell office:value-type="float" office:value="1987.8433399999999" table:style-name="ce1">
            <text:p>1987.84334</text:p>
          </table:table-cell>
          <table:table-cell office:value-type="float" office:value="2423.0333329999999" table:style-name="ce1">
            <text:p>2423.033333</text:p>
          </table:table-cell>
          <table:table-cell office:value-type="float" office:value="2856.8833330000002" table:style-name="ce1">
            <text:p>2856.883333</text:p>
          </table:table-cell>
          <table:table-cell office:value-type="float" office:value="1782.5" table:style-name="ce1">
            <text:p>1782.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rr</text:p>
          </table:table-cell>
          <table:table-cell office:value-type="float" office:value="480.49737329999999" table:style-name="ce1">
            <text:p>480.4973733</text:p>
          </table:table-cell>
          <table:table-cell office:value-type="float" office:value="405.02222219999999" table:style-name="ce1">
            <text:p>405.0222222</text:p>
          </table:table-cell>
          <table:table-cell office:value-type="float" office:value="517.63" table:style-name="ce1">
            <text:p>517.63</text:p>
          </table:table-cell>
          <table:table-cell office:value-type="float" office:value="325.98" table:style-name="ce1">
            <text:p>325.98</text:p>
          </table:table-cell>
          <table:table-cell office:value-type="float" office:value="522.45001260000004" table:style-name="ce1">
            <text:p>522.4500126</text:p>
          </table:table-cell>
          <table:table-cell office:value-type="float" office:value="549.86666000000002" table:style-name="ce1">
            <text:p>549.86666</text:p>
          </table:table-cell>
          <table:table-cell office:value-type="float" office:value="388.52" table:style-name="ce1">
            <text:p>388.52</text:p>
          </table:table-cell>
          <table:table-cell office:value-type="float" office:value="275.3" table:style-name="ce1">
            <text:p>275.3</text:p>
          </table:table-cell>
          <table:table-cell office:value-type="float" office:value="352.50002000000001" table:style-name="ce1">
            <text:p>352.50002</text:p>
          </table:table-cell>
          <table:table-cell office:value-type="float" office:value="361.84" table:style-name="ce1">
            <text:p>361.8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frr</text:p>
          </table:table-cell>
          <table:table-cell office:value-type="float" office:value="2769.379504" table:style-name="ce1">
            <text:p>2769.379504</text:p>
          </table:table-cell>
          <table:table-cell office:value-type="float" office:value="2681.3744000000002" table:style-name="ce1">
            <text:p>2681.3744</text:p>
          </table:table-cell>
          <table:table-cell office:value-type="float" office:value="3256.0766600000002" table:style-name="ce1">
            <text:p>3256.07666</text:p>
          </table:table-cell>
          <table:table-cell office:value-type="float" office:value="2860.0699989999998" table:style-name="ce1">
            <text:p>2860.069999</text:p>
          </table:table-cell>
          <table:table-cell office:value-type="float" office:value="2252.41" table:style-name="ce1">
            <text:p>2252.41</text:p>
          </table:table-cell>
          <table:table-cell office:value-type="float" office:value="2041.56" table:style-name="ce1">
            <text:p>2041.56</text:p>
          </table:table-cell>
          <table:table-cell office:value-type="float" office:value="1987.8433399999999" table:style-name="ce1">
            <text:p>1987.84334</text:p>
          </table:table-cell>
          <table:table-cell office:value-type="float" office:value="2423.033332" table:style-name="ce1">
            <text:p>2423.033332</text:p>
          </table:table-cell>
          <table:table-cell office:value-type="float" office:value="2856.8833330000002" table:style-name="ce1">
            <text:p>2856.883333</text:p>
          </table:table-cell>
          <table:table-cell office:value-type="float" office:value="1782.5" table:style-name="ce1">
            <text:p>1782.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idealsjf</text:p>
          </table:table-cell>
          <table:table-cell office:value-type="float" office:value="454.78748000000002" table:style-name="ce1">
            <text:p>454.78748</text:p>
          </table:table-cell>
          <table:table-cell office:value-type="float" office:value="526.76559220000001" table:style-name="ce1">
            <text:p>526.7655922</text:p>
          </table:table-cell>
          <table:table-cell office:value-type="float" office:value="395.6286844" table:style-name="ce1">
            <text:p>395.6286844</text:p>
          </table:table-cell>
          <table:table-cell office:value-type="float" office:value="1137.7708600000001" table:style-name="ce1">
            <text:p>1137.77086</text:p>
          </table:table-cell>
          <table:table-cell office:value-type="float" office:value="764.24778000000003" table:style-name="ce1">
            <text:p>764.24778</text:p>
          </table:table-cell>
          <table:table-cell office:value-type="float" office:value="624.40666599999997" table:style-name="ce1">
            <text:p>624.406666</text:p>
          </table:table-cell>
          <table:table-cell office:value-type="float" office:value="450.60451710000001" table:style-name="ce1">
            <text:p>450.6045171</text:p>
          </table:table-cell>
          <table:table-cell office:value-type="float" office:value="490.82666669999998" table:style-name="ce1">
            <text:p>490.8266667</text:p>
          </table:table-cell>
          <table:table-cell office:value-type="float" office:value="687.39" table:style-name="ce1">
            <text:p>687.39</text:p>
          </table:table-cell>
          <table:table-cell office:value-type="float" office:value="626.87555469999995" table:style-name="ce1">
            <text:p>626.875554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jf</text:p>
          </table:table-cell>
          <table:table-cell office:value-type="float" office:value="667.38347529999999" table:style-name="ce1">
            <text:p>667.3834753</text:p>
          </table:table-cell>
          <table:table-cell office:value-type="float" office:value="800.5589334" table:style-name="ce1">
            <text:p>800.5589334</text:p>
          </table:table-cell>
          <table:table-cell office:value-type="float" office:value="491.2" table:style-name="ce1">
            <text:p>491.2</text:p>
          </table:table-cell>
          <table:table-cell office:value-type="float" office:value="940.23333330000003" table:style-name="ce1">
            <text:p>940.2333333</text:p>
          </table:table-cell>
          <table:table-cell office:value-type="float" office:value="463.17334" table:style-name="ce1">
            <text:p>463.17334</text:p>
          </table:table-cell>
          <table:table-cell office:value-type="float" office:value="690.76" table:style-name="ce1">
            <text:p>690.76</text:p>
          </table:table-cell>
          <table:table-cell office:value-type="float" office:value="317.39999999999998" table:style-name="ce1">
            <text:p>317.4</text:p>
          </table:table-cell>
          <table:table-cell office:value-type="float" office:value="412.36666600000001" table:style-name="ce1">
            <text:p>412.366666</text:p>
          </table:table-cell>
          <table:table-cell office:value-type="float" office:value="270.85000000000002" table:style-name="ce1">
            <text:p>270.85</text:p>
          </table:table-cell>
          <table:table-cell office:value-type="float" office:value="653.41665999999998" table:style-name="ce1">
            <text:p>653.41666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5" draw:style-name="a5" draw:name="Chart 1" svg:x="0.58333in" svg:y="0.20312in" svg:width="7.47917in" svg:height="3.42188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ge bulut</meta:initial-creator>
    <dc:creator>ege bulut</dc:creator>
    <meta:creation-date>2019-03-21T06:30:04Z</meta:creation-date>
    <dc:date>2019-03-21T18:20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categories table:cell-range-address="total_frr.$H$3:.$H$12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total_frr.$G$2" chart:values-cell-range-address="total_frr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categories table:cell-range-address="total_rr.$H$3:.$H$12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total_rr.$G$2" chart:values-cell-range-address="total_rr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categories table:cell-range-address="total_idealsjf.$H$3:.$H$12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total_idealsjf.$G$2" chart:values-cell-range-address="total_idealsjf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total_sjf.$G$2" chart:values-cell-range-address="total_sjf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categories table:cell-range-address="total_fcfs.$H$3:.$H$12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total_fcfs.$G$2" chart:values-cell-range-address="total_fcfs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6.3750393700788pt" svg:width="538.5pt" chart:style-name="Crt0">
        <chart:title chart:style-name="CT00">
          <text:p text:style-name="a0" text:class-names="" text:cond-style-name="">Average Waiting Time For All Scheduler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Sheet42.$A$3" chart:values-cell-range-address="Sheet42.$C$3:.$L$3" chart:class="chart:scatter" chart:attached-axis="primary-y" chart:style-name="G0S0">
            <chart:domain table:cell-range-address="Sheet42.$C$1:.$L$2"/>
            <chart:data-point chart:repeated="10"/>
          </chart:series>
          <chart:series chart:label-cell-address="Sheet42.$A$4" chart:values-cell-range-address="Sheet42.$C$4:.$L$4" chart:class="chart:scatter" chart:attached-axis="primary-y" chart:style-name="G0S1">
            <chart:domain table:cell-range-address="Sheet42.$C$1:.$L$2"/>
            <chart:data-point chart:repeated="10"/>
          </chart:series>
          <chart:series chart:label-cell-address="Sheet42.$A$5" chart:values-cell-range-address="Sheet42.$C$5:.$L$5" chart:class="chart:scatter" chart:attached-axis="primary-y" chart:style-name="G0S2">
            <chart:domain table:cell-range-address="Sheet42.$C$1:.$L$2"/>
            <chart:data-point chart:repeated="10"/>
          </chart:series>
          <chart:series chart:label-cell-address="Sheet42.$A$6" chart:values-cell-range-address="Sheet42.$C$6:.$L$6" chart:class="chart:scatter" chart:attached-axis="primary-y" chart:style-name="G0S3">
            <chart:domain table:cell-range-address="Sheet42.$C$1:.$L$2"/>
            <chart:data-point chart:repeated="10"/>
          </chart:series>
          <chart:series chart:label-cell-address="Sheet42.$A$7" chart:values-cell-range-address="Sheet42.$C$7:.$L$7" chart:class="chart:scatter" chart:attached-axis="primary-y" chart:style-name="G0S4">
            <chart:domain table:cell-range-address="Sheet42.$C$1:.$L$2"/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